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ymbols" svg:font-family="'Noto Sans Symbols', sans-serif"/>
    <style:font-face style:name="OpenSymbol" svg:font-family="OpenSymbol" style:font-charset="x-symbol"/>
    <style:font-face style:name="Times New Roman" svg:font-family="'Times New Roman', serif"/>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1f59a8" style:font-weight-asian="bold" style:font-weight-complex="bold"/>
    </style:style>
    <style:style style:name="P3" style:family="paragraph" style:parent-style-name="Standard">
      <style:text-properties fo:font-weight="bold" officeooo:paragraph-rsid="0020ee13" style:font-weight-asian="bold" style:font-weight-complex="bold"/>
    </style:style>
    <style:style style:name="P4" style:family="paragraph" style:parent-style-name="Standard">
      <style:text-properties fo:font-weight="bold" officeooo:paragraph-rsid="0022ca84" style:font-weight-asian="bold" style:font-weight-complex="bold"/>
    </style:style>
    <style:style style:name="P5" style:family="paragraph" style:parent-style-name="Standard">
      <style:text-properties fo:font-weight="bold" officeooo:rsid="00243d8b" officeooo:paragraph-rsid="00243d8b" style:font-weight-asian="bold" style:font-weight-complex="bold"/>
    </style:style>
    <style:style style:name="P6" style:family="paragraph" style:parent-style-name="Standard">
      <style:text-properties fo:font-weight="bold" officeooo:rsid="002548f1" officeooo:paragraph-rsid="002548f1" style:font-weight-asian="bold" style:font-weight-complex="bold"/>
    </style:style>
    <style:style style:name="P7" style:family="paragraph" style:parent-style-name="Standard">
      <style:text-properties fo:font-weight="bold" officeooo:rsid="002548f1" officeooo:paragraph-rsid="002567fb" style:font-weight-asian="bold" style:font-weight-complex="bold"/>
    </style:style>
    <style:style style:name="P8" style:family="paragraph" style:parent-style-name="Standard">
      <style:text-properties fo:font-weight="bold" officeooo:rsid="002567fb" officeooo:paragraph-rsid="002567fb" style:font-weight-asian="bold" style:font-weight-complex="bold"/>
    </style:style>
    <style:style style:name="P9" style:family="paragraph" style:parent-style-name="Standard">
      <style:text-properties style:text-underline-style="solid" style:text-underline-width="auto" style:text-underline-color="font-color"/>
    </style:style>
    <style:style style:name="P10" style:family="paragraph" style:parent-style-name="Standard">
      <style:text-properties officeooo:paragraph-rsid="001f59a8"/>
    </style:style>
    <style:style style:name="P11" style:family="paragraph" style:parent-style-name="Standard">
      <style:text-properties officeooo:paragraph-rsid="0020ee13"/>
    </style:style>
    <style:style style:name="P12" style:family="paragraph" style:parent-style-name="Standard">
      <style:text-properties officeooo:paragraph-rsid="0022ca84"/>
    </style:style>
    <style:style style:name="P13" style:family="paragraph" style:parent-style-name="Standard">
      <style:text-properties officeooo:rsid="0022ca84" officeooo:paragraph-rsid="0022ca84"/>
    </style:style>
    <style:style style:name="P14" style:family="paragraph" style:parent-style-name="Standard">
      <style:text-properties officeooo:rsid="00243d8b" officeooo:paragraph-rsid="00243d8b"/>
    </style:style>
    <style:style style:name="P15" style:family="paragraph" style:parent-style-name="Standard">
      <style:text-properties fo:font-weight="normal" officeooo:rsid="00243d8b" officeooo:paragraph-rsid="00243d8b" style:font-weight-asian="normal" style:font-weight-complex="normal"/>
    </style:style>
    <style:style style:name="P16" style:family="paragraph" style:parent-style-name="Standard">
      <style:text-properties fo:font-weight="normal" officeooo:rsid="002548f1" officeooo:paragraph-rsid="002548f1" style:font-weight-asian="normal" style:font-weight-complex="normal"/>
    </style:style>
    <style:style style:name="P17" style:family="paragraph" style:parent-style-name="Standard">
      <style:text-properties fo:font-weight="normal" officeooo:rsid="002548f1" officeooo:paragraph-rsid="002567fb" style:font-weight-asian="normal" style:font-weight-complex="normal"/>
    </style:style>
    <style:style style:name="P18" style:family="paragraph" style:parent-style-name="Standard">
      <style:text-properties fo:font-weight="normal" officeooo:rsid="002567fb" officeooo:paragraph-rsid="002567fb"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weight="bold" officeooo:rsid="001f59a8" style:font-weight-asian="bold" style:font-weight-complex="bold"/>
    </style:style>
    <style:style style:name="T4" style:family="text">
      <style:text-properties fo:font-weight="bold" officeooo:rsid="0020ee13" style:font-weight-asian="bold" style:font-weight-complex="bold"/>
    </style:style>
    <style:style style:name="T5" style:family="text">
      <style:text-properties fo:font-weight="bold" officeooo:rsid="0022ca84" style:font-weight-asian="bold" style:font-weight-complex="bold"/>
    </style:style>
    <style:style style:name="T6" style:family="text">
      <style:text-properties fo:font-weight="normal" officeooo:rsid="0020ee13" style:font-weight-asian="normal" style:font-weight-complex="normal"/>
    </style:style>
    <style:style style:name="T7" style:family="text">
      <style:text-properties officeooo:rsid="001f59a8"/>
    </style:style>
    <style:style style:name="T8" style:family="text">
      <style:text-properties officeooo:rsid="0020ee13"/>
    </style:style>
    <style:style style:name="T9" style:family="text">
      <style:text-properties officeooo:rsid="0022ca84"/>
    </style:style>
    <style:style style:name="T10" style:family="text">
      <style:text-properties officeooo:rsid="002567fb"/>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rage 1:</text:p>
      <text:p text:style-name="Standard"><text:span text:style-name="T2">Welche der folgenden Netze sind lokale Netze?</text:span></text:p>
      <text:p text:style-name="Standard">Berliner Forschungs- und Informationsnetz (BRAIN)</text:p>
      <text:p text:style-name="Standard"><text:span text:style-name="T1">Netz im Pool4 des HRZ der FHTW</text:span> </text:p>
      <text:p text:style-name="Standard">Stadtnetz Potsdam</text:p>
      <text:p text:style-name="Standard">Backbone Netz der Humboldt Universität Berlin</text:p>
      <text:p text:style-name="P9">Home Netz mit drei Rechnern, die an einem DSL-Router angeschlossen sind</text:p>
      <text:p text:style-name="Standard"/>
      <text:p text:style-name="P1">Frage 2:</text:p>
      <text:p text:style-name="Standard"><text:span text:style-name="T2">Welche der folgenden Funktionen eines Netzes würden Sie als Verbundfunktionen einordnen?</text:span></text:p>
      <text:p text:style-name="P9">Zwei gespiegelte Server in einem Unternehmensnetzwerk</text:p>
      <text:p text:style-name="Standard">Eine Dateiablage unter einem gemeinsamen Verzeichnis</text:p>
      <text:p text:style-name="Standard">Der Haupspeicherbedarf einer Anwendung</text:p>
      <text:p text:style-name="Standard">Die letzten 450 MB freier Festplattenplatz in einem Computer</text:p>
      <text:p text:style-name="P9">Ein elektronisches Mailsystem wie z.B. sendmail</text:p>
      <text:p text:style-name="Standard"/>
      <text:p text:style-name="P1">Frage 3:</text:p>
      <text:p text:style-name="P1">Welche der folgenden Topologien ist eine Netztopologie?</text:p>
      <text:p text:style-name="Standard">Mikrocomputernetzbus Topologie</text:p>
      <text:p text:style-name="P9">Ring Topologie</text:p>
      <text:p text:style-name="P9">Bus Topologie</text:p>
      <text:p text:style-name="Standard">Quadrat Topologie</text:p>
      <text:p text:style-name="Standard"/>
      <text:p text:style-name="P1">Frage 4:</text:p>
      <text:p text:style-name="P1">Welche der folgenden Aussagen können Sie für die Basisbandübertragung treffen?</text:p>
      <text:p text:style-name="Standard">Gleichzeitig mehrere Kanäle</text:p>
      <text:p text:style-name="Standard">Quality of Service Parameter sind setzbar für mindestens zwei Übertragungen parallel</text:p>
      <text:p text:style-name="P9">Das Medium überträgt nur ein Signal zu einem Zeitpunkt</text:p>
      <text:p text:style-name="P9">Alle teilen sich den einen Übertragungskanal</text:p>
      <text:p text:style-name="Standard">Es können gleichzeitig unterschiedliche Übertragungsraten bestimmt werden</text:p>
      <text:p text:style-name="P9">Findet man in der Ethernettechnologie</text:p>
      <text:p text:style-name="Standard"/>
      <text:p text:style-name="P1">Frage 5:</text:p>
      <text:p text:style-name="P1">Welche der folgenden Aussagen treffen auf das Token- Zugriffsverfahren zu?</text:p>
      <text:p text:style-name="Standard">Maximal 10 Mbit/s</text:p>
      <text:p text:style-name="P9">Es Existiert mindestens ein Paket, das zur Übertragung benutzt werden kann</text:p>
      <text:p text:style-name="P9">Findet man auch bei FDDI Glasfasertechnologie</text:p>
      <text:p text:style-name="P9">Ist ein deterministisches Zugriffsverfahren</text:p>
      <text:p text:style-name="Standard">Ist ein stochastisches Zugriffsverfahren</text:p>
      <text:p text:style-name="Standard"/>
      <text:p text:style-name="P1">Frage 6:</text:p>
      <text:p text:style-name="P1">Welche der folgenden Aussagen sind zur TCP/IP Architektur richtig?</text:p>
      <text:p text:style-name="P9">Es ist die Grundlegende Architektur des Internets</text:p>
      <text:p text:style-name="P9">Die dritte Schicht der TCP/IP Architektur entspricht der Transportschicht des OSI</text:p>
      <text:p text:style-name="P9">Referenzmodells</text:p>
      <text:p text:style-name="Standard">Alle Programme der Applikationsschicht laufen in einer Cleint Server Architektur ab</text:p>
      <text:p text:style-name="P9">Das Internet Protocol dient der Adressierung in dieser Architektur</text:p>
      <text:p text:style-name="Standard">Es existieren keine Dienstzugriffspunkte in dieser Architektur</text:p>
      <text:p text:style-name="Standard">Die Portnummern sind die Schnittstelle zwischen der zweiten und der dritten Schicht in dieser</text:p>
      <text:p text:style-name="Standard">Architektur</text:p>
      <text:p text:style-name="P9">Die Portnummern sind die Schnittstelle zwischen der dritten und der vierten Schicht in dieser</text:p>
      <text:p text:style-name="P9">Architektur</text:p>
      <text:p text:style-name="Standard"><text:soft-page-break/></text:p>
      <text:p text:style-name="P1">Frage 7:</text:p>
      <text:p text:style-name="P1">Welche der folgenden Aussagen treffen für das Cheapernet zu?</text:p>
      <text:p text:style-name="P9">Dünnes Koaxial Kabel</text:p>
      <text:p text:style-name="Standard">Der Anschluss zur Netzwerkkarte erfolgt über ein Transceiver Kabel</text:p>
      <text:p text:style-name="Standard">Maximale Entfernung 15000 Meter</text:p>
      <text:p text:style-name="P9">Maximale Entfernung 925 Meter</text:p>
      <text:p text:style-name="Standard">Es gilt die 5-4-3 Regel</text:p>
      <text:p text:style-name="Standard"/>
      <text:p text:style-name="P1">Frage 8:</text:p>
      <text:p text:style-name="P1">Welche der folgenden Kabeltypen gibt es im 100MBit Ethernet?</text:p>
      <text:p text:style-name="P1">Koaxial Kabel mit spezieller Schirmung</text:p>
      <text:p text:style-name="P9">STP Kabel</text:p>
      <text:p text:style-name="P9">UTP Kabel</text:p>
      <text:p text:style-name="P9">SSTP Kabel</text:p>
      <text:p text:style-name="Standard">Spezielles Antennenkabel aus einer Kupfer Titan Legierung</text:p>
      <text:p text:style-name="Standard"/>
      <text:p text:style-name="P1">Frage 9:</text:p>
      <text:p text:style-name="P1">Welche der folgenden Aussagen über Switches sind richtig?</text:p>
      <text:p text:style-name="P9">Jeder Switch ist auch ein Repeater</text:p>
      <text:p text:style-name="P9">An jedem Port wird die maximale Geschwindigkeit zur Verfügung gestellt</text:p>
      <text:p text:style-name="Standard">Jeder Switch ist auch ein Multiprotokoll Router</text:p>
      <text:p text:style-name="P9">Switch können beim Gigabit Ethernet auftreten</text:p>
      <text:p text:style-name="Standard">Ein Switch routet in jedem Fall die IP-Adresse</text:p>
      <text:p text:style-name="Standard"/>
      <text:p text:style-name="P1">Frage 11:</text:p>
      <text:p text:style-name="P1">Sie sitzen an einem Rechner mit der IP Adresse 199.4.5.100 Welche der folgenden IP Adressen</text:p>
      <text:p text:style-name="P1">befindet sich in ihrem Subnetz, wenn folgende Netzmaske gilt: 255.255.255.240?</text:p>
      <text:p text:style-name="Standard"/>
      <text:p text:style-name="Standard">KEINE da die IP differiert</text:p>
      <text:p text:style-name="Standard">192.4.5.124</text:p>
      <text:p text:style-name="Standard">192.4.5.121</text:p>
      <text:p text:style-name="Standard">192.4.5.114</text:p>
      <text:p text:style-name="Standard">192.4.5.111</text:p>
      <text:p text:style-name="Standard">192.4.5.104</text:p>
      <text:p text:style-name="Standard">192.4.5.101</text:p>
      <text:p text:style-name="Standard">192.4.5.94</text:p>
      <text:p text:style-name="Standard">192.4.5.91</text:p>
      <text:p text:style-name="Standard"/>
      <text:p text:style-name="P1">Frage 12:</text:p>
      <text:p text:style-name="P1">Sie haben folgende IP Adresse 156.23.4.6 in ihrem Netzwerk. Welche der folgenden Netzmasken</text:p>
      <text:p text:style-name="P1">können Sie in ihrem Netz benutzen, wenn Sie 60 Subnetze mit maximal 400 Rechnern pro Subnetz</text:p>
      <text:p text:style-name="P1">haben?</text:p>
      <text:p text:style-name="Standard">255.256.240.0</text:p>
      <text:p text:style-name="Standard">255.255.248.0</text:p>
      <text:p text:style-name="Standard">255.255.252.0</text:p>
      <text:p text:style-name="P9">255.255.254.0</text:p>
      <text:p text:style-name="Standard">255.255.255.0</text:p>
      <text:p text:style-name="Standard"/>
      <text:p text:style-name="P1">Frage 13:</text:p>
      <text:p text:style-name="P1"><text:soft-page-break/>Sie haben folgende IP Adresse 199.23.4.6 in ihrem Netzwerk. Welche der folgenden Netzmasken</text:p>
      <text:p text:style-name="P1">können Sie in ihrem Netz benutzen, wenn Sie 60 Subnetze mit maximal 400 Rechnern pro Subnetz</text:p>
      <text:p text:style-name="P1">haben?</text:p>
      <text:p text:style-name="P9">KEINE</text:p>
      <text:p text:style-name="Standard">255.255.240.0</text:p>
      <text:p text:style-name="Standard">255.255.248.0</text:p>
      <text:p text:style-name="Standard">255.255.252.0</text:p>
      <text:p text:style-name="Standard">255.255.254.0</text:p>
      <text:p text:style-name="Standard">255.255.255.0</text:p>
      <text:p text:style-name="Standard"/>
      <text:p text:style-name="P1">Frage 14:</text:p>
      <text:p text:style-name="P1">Sie haben folgende IP Adresse 56.23.4.6 in ihrem Netzwerk. Welche der folgenden Netzmasken</text:p>
      <text:p text:style-name="P1">können Sie in ihrem Netz benutzen, wenn Sie 60 Subnetze mit maximal 400 Rechnern pro Subnetz</text:p>
      <text:p text:style-name="P1">haben?</text:p>
      <text:p text:style-name="Standard">255.255.240.0</text:p>
      <text:p text:style-name="Standard">255.255.248.0</text:p>
      <text:p text:style-name="Standard">255.255.252.0</text:p>
      <text:p text:style-name="P9">255.255.254.0</text:p>
      <text:p text:style-name="Standard">255.255.255.0</text:p>
      <text:p text:style-name="Standard"/>
      <text:p text:style-name="P1">Frage 15:</text:p>
      <text:p text:style-name="P1">Welche der folgenden IP Adressen sind im Internet möglich?</text:p>
      <text:p text:style-name="Standard">127.0.4.5</text:p>
      <text:p text:style-name="P9">192.4.5.115</text:p>
      <text:p text:style-name="Standard">192.168.5.5</text:p>
      <text:p text:style-name="Standard">192.4.5.0</text:p>
      <text:p text:style-name="Standard">192.4.5.255</text:p>
      <text:p text:style-name="Standard">190.4.0.0</text:p>
      <text:p text:style-name="Standard">10.56.56.3</text:p>
      <text:p text:style-name="P9">25.4.0.5</text:p>
      <text:p text:style-name="Standard"/>
      <text:p text:style-name="P1">Frage 16:</text:p>
      <text:p text:style-name="P1">Sie haben folgendes IP Netzwerk 134.5.0.0 und folgende Netzmaske 255.255.0.0 Wie viele Netzwerke</text:p>
      <text:p text:style-name="P1">können Sie logisch adressieren?</text:p>
      <text:p text:style-name="Standard">0</text:p>
      <text:p text:style-name="P9">1</text:p>
      <text:p text:style-name="Standard">2</text:p>
      <text:p text:style-name="Standard"/>
      <text:p text:style-name="P1">Frage 17:</text:p>
      <text:p text:style-name="P1">Sie haben folgendes IP Netzwerk 190.5.0.0 und folgende Netzmaske 255.255.255.0 Wie viele</text:p>
      <text:p text:style-name="P1">Netzwerke können Sie logisch adressieren?</text:p>
      <text:p text:style-name="Standard">126</text:p>
      <text:p text:style-name="P9">254</text:p>
      <text:p text:style-name="Standard">510</text:p>
      <text:p text:style-name="Standard"/>
      <text:p text:style-name="P1">Frage 18:</text:p>
      <text:p text:style-name="P1">In welcher Schicht der OSI Architektur geht es um Protokolle, die den Login Vorgang einer</text:p>
      <text:p text:style-name="P1">Anwendung beschreiben?</text:p>
      <text:p text:style-name="Standard"><text:soft-page-break/>1</text:p>
      <text:p text:style-name="Standard">2</text:p>
      <text:p text:style-name="Standard">3</text:p>
      <text:p text:style-name="Standard">4</text:p>
      <text:p text:style-name="P9">5</text:p>
      <text:p text:style-name="Standard">6</text:p>
      <text:p text:style-name="Standard">7</text:p>
      <text:p text:style-name="Standard"/>
      <text:p text:style-name="P1">Frage 19:</text:p>
      <text:p text:style-name="P1">Wie viele Schichten der OSI Architektur sind am Routing eines Paketes in einem Netz beteiligt?</text:p>
      <text:p text:style-name="Standard">1</text:p>
      <text:p text:style-name="Standard">2</text:p>
      <text:p text:style-name="P9">3</text:p>
      <text:p text:style-name="Standard">4</text:p>
      <text:p text:style-name="Standard">7</text:p>
      <text:p text:style-name="Standard"/>
      <text:p text:style-name="P1">Frage 20:</text:p>
      <text:p text:style-name="P1">Welche der folgenden Aussagen sind für ein Gateway richtig?</text:p>
      <text:p text:style-name="P9">Ein Gateway verbindet zwei Netzwerkarchitekturen</text:p>
      <text:p text:style-name="Standard">Um ein TCP/IP Netzwerk mit der OSI Architektur zu verbinden, brauchen Sie ein Gateway</text:p>
      <text:p text:style-name="P9">Ein Gateway ist auch eine Bridge</text:p>
      <text:p text:style-name="P9">Ein Gateway brauchen Sie, um ein LAN mit einem MAN zu verbinden</text:p>
      <text:p text:style-name="P9"/>
      <text:p text:style-name="P9"/>
      <text:p text:style-name="P1"><text:bookmark text:name="docs-internal-guid-aee8a800-7fff-edb9-b741-6fba7b8e0067"/>Welche der folgenden Aussagen zur Rechnernetzarchitektur sind richtig:</text:p>
      <text:p text:style-name="P10">Antwort: Das OSI Modell besteht aus 7 Schichten, jede Rechnernetzarchitektur kann in Kommunikationsschichten unterteilt werden</text:p>
      <text:p text:style-name="P10"/>
      <text:p text:style-name="P2">Einige Eigenschaften des Internet sind:</text:p>
      <text:p text:style-name="P10">Antwort: Paketorientierte Datenuebertragung, 80% der Programme laufen in einer Client-Server-Architektur ab.</text:p>
      <text:p text:style-name="P10"/>
      <text:p text:style-name="P2">Welche Aufgaben nimmt die Anwendungsschicht in der TCP/IP Architektur zusaetzlich</text:p>
      <text:p text:style-name="P10">Antwort: Aufgaben der Darstellung-und Kommunikationssteurungsschicht</text:p>
      <text:p text:style-name="P10"><text:span text:style-name="T2"/></text:p>
      <text:p text:style-name="P10"><text:span text:style-name="T2"/></text:p>
      <text:p text:style-name="P2">Welche der folgenden Aussagen zum Multiplexing sind richtig:</text:p>
      <text:p text:style-name="P10">Antwort: Die Netz-Resource(z. B. Bandbreite) wird aufgeteilt, Es gibt Frequenz-und Zeitmultiplexing, Die „Teile“ werden einzelnen Verbindungen zugeteilt</text:p>
      <text:p text:style-name="P10"/>
      <text:p text:style-name="P2">Welche der folgenden Aussagen zur Qualitaet von Kommunikationsdiensten sind richtig:</text:p>
      <text:p text:style-name="P10">Antwort: Die Leistung wird unter anderem durch die Verzoegerung bestimmt, Die Datensicherheit wird durch die Verfaelschung bestimmt, Die Leistung wird unter anderem durch den Durchsatz bestimmt, Die Datensicherheit wird unter anderem durch die Vertraulichkeit bestimmt</text:p>
      <text:p text:style-name="P10"/>
      <text:p text:style-name="P10"><text:span text:style-name="T2">Der Begriff Internet ist eingefuehrt worden mit der Gruendung des ARPA-Net am 3. September 1969- </text:span><text:span text:style-name="T3">(</text:span>falsch<text:span text:style-name="T7">)</text:span></text:p>
      <text:p text:style-name="P10"/>
      <text:p text:style-name="P10"/>
      <text:p text:style-name="P10"/>
      <text:p text:style-name="P2"/>
      <text:p text:style-name="P2"><text:soft-page-break/>Welche der folgenden Aussagen zum Protokollen sind richtig:</text:p>
      <text:p text:style-name="P10">Antwort: Es gibt verbindungslose und verbindungsorientierte Protokolle, Verbindungsorientierte Protokolle haben immer einen Verbindungsaufbau.</text:p>
      <text:p text:style-name="P10"/>
      <text:p text:style-name="P10"><text:span text:style-name="T2">Das Paket wird vom Anfangs-zum Endknoten auf einem vorher bestimmten Weg uebertragen –</text:span> <text:span text:style-name="T7">(</text:span>falsch<text:span text:style-name="T7">)</text:span></text:p>
      <text:p text:style-name="P10"/>
      <text:p text:style-name="P2">Welche der folgenden Aussagen zu Schichten Modellen sind richtig</text:p>
      <text:p text:style-name="P10">Antwort: Jede Schicht hat mindestens ein Kommunikationsprotokoll, das mit der gleichen Schicht in einem anderen Rechner kommuniziert, Jede Schicht kann entweder Dienste zur Verfuegung stellen oder Dienste anfordern</text:p>
      <text:p text:style-name="P10"/>
      <text:p text:style-name="P10"><text:span text:style-name="T2">Die Nachrichten sollen in einem seriellen Datenstrom uebertragen werden</text:span> – <text:span text:style-name="T7">(</text:span>falsch<text:span text:style-name="T7">)</text:span></text:p>
      <text:p text:style-name="P10"/>
      <text:p text:style-name="P2">Aufagaben der Darstellungsschict:</text:p>
      <text:p text:style-name="P10">Antwort: Die darstellungsschicht sorgt fuer die korrekte Syntax und Sematik der uebertragenen Informationen und die Uebersetzung der Datendarstellung von einem Computertyp zu einem anderen</text:p>
      <text:p text:style-name="P10"/>
      <text:p text:style-name="P10"><text:span text:style-name="T2">Die Nachrichten sollen in Pakete einer bestimmten Groesse zerlegt werden</text:span> – <text:span text:style-name="T7">(</text:span>Wahr<text:span text:style-name="T7">)</text:span></text:p>
      <text:p text:style-name="P10"/>
      <text:p text:style-name="P10"><text:span text:style-name="T2">Jeder Knoten im ARPA Net sollte den gleichen Status haben. Es gibt keine „hoeher gestellten“ Knoten</text:span> – <text:span text:style-name="T7">(</text:span>Wahr<text:span text:style-name="T7">)</text:span></text:p>
      <text:p text:style-name="P10"/>
      <text:p text:style-name="P2">Welche der folgenden Aussagen sind fuer einen Switch richtig</text:p>
      <text:p text:style-name="P10">Antwort: Ein Switch ist ein multiport Repeater, ein Switch ist ein Geraet auf der zweiten Schicht des OSI Modells</text:p>
      <text:p text:style-name="P10"/>
      <text:p text:style-name="P10"><text:span text:style-name="T2">Jeder Knoten im ARPA Net sollte gleichberechtigt sein</text:span>- <text:span text:style-name="T7">(</text:span>Wahr<text:span text:style-name="T7">)</text:span></text:p>
      <text:p text:style-name="P10"/>
      <text:p text:style-name="P2">Welche der folgenden Aussagen zum OSI Modell</text:p>
      <text:p text:style-name="P10">Antwort: Das OSI Modell besteht aus 7 Schichten, jede Rechnernetzarchitektur kann in Kommunikationsschichten unterteilt werden</text:p>
      <text:p text:style-name="P10"/>
      <text:p text:style-name="P10"><text:span text:style-name="T2">Asynchron bedeutet keine Pausen zwischen den einzelnen Zeichen</text:span> – <text:span text:style-name="T7">(</text:span>falsch<text:span text:style-name="T7">)</text:span></text:p>
      <text:p text:style-name="P10"/>
      <text:p text:style-name="P2">Welche der folgenden Aussagen zum Paketvermittlung sind richtig:</text:p>
      <text:p text:style-name="P10">Antwort: Mehrere Verbindungen teilen sich eine Leitung , Jedes Paket nutzt die volle bandbreite, die Ressourcen werden nach Bedarf genutzt</text:p>
      <text:p text:style-name="P10"/>
      <text:p text:style-name="P2">Welche Aussagen ueber Topologie sind richtig:</text:p>
      <text:p text:style-name="P10">Antwort: Ist die Anordnung von Knoten zu Kanten, Es gibt eine Ringtopologie</text:p>
      <text:p text:style-name="P10"/>
      <text:p text:style-name="P2">Welche der folgenden Dienste sind Betriebsart simplex zuzuordnen</text:p>
      <text:p text:style-name="P10">Antwort: GPS, Fernsehen, Rundfunk</text:p>
      <text:p text:style-name="P10"/>
      <text:p text:style-name="P2">Ein Rechnernetzt ist:</text:p>
      <text:p text:style-name="P10">Antwort: durch ein Telekomunikationsnetzt verbundene Rechnerknoten, Unter einem Rechnernetzt versteht man den durch Uebertragungswege realisierten Verbund mehrerer getrennter, selbststaendiger Rechner</text:p>
      <text:p text:style-name="P10"/>
      <text:p text:style-name="P11"><text:span text:style-name="T2">Asynchron bedeutet beliebige Pausen zwischen den einzelnen Zeichen</text:span> – <text:span text:style-name="T7">(</text:span>wahr<text:span text:style-name="T7">)</text:span></text:p>
      <text:p text:style-name="P11"><text:soft-page-break/><text:span text:style-name="T2">Synchrone Uebertragung bedeutet vielePausen zwischen aufeinander folgenden Zeichen</text:span> – <text:span text:style-name="T8">(</text:span>falsch<text:span text:style-name="T8">)</text:span></text:p>
      <text:p text:style-name="P11"/>
      <text:p text:style-name="P11"><text:span text:style-name="T2">Eine spezielle Route, die das Paket vom Anfangs- zum Endknoten nimmt, wäre dabei unwichtig, es zählt nur, dass das Paket ankommt. </text:span><text:span text:style-name="T6">(</text:span>wahr<text:span text:style-name="T8">)</text:span></text:p>
      <text:p text:style-name="P11"/>
      <text:p text:style-name="P11"><text:span text:style-name="T2">Asynchron bedeutet keine Pausen zwischen den einzelnen Zeichen.</text:span> <text:span text:style-name="T8">(</text:span>falsch<text:span text:style-name="T8">)</text:span></text:p>
      <text:p text:style-name="P11"/>
      <text:p text:style-name="P11"><text:span text:style-name="T2">Asynchron bedeutet beliebig viele Pausen zwischen den einzelnen Zeichen. </text:span><text:span text:style-name="T4">(</text:span>wahr<text:span text:style-name="T8">)</text:span></text:p>
      <text:p text:style-name="P11"/>
      <text:p text:style-name="P11"><text:span text:style-name="T2">Synchrone Übertragung bedeutet unmittelbar aufeinander folgende Zeichen. </text:span><text:span text:style-name="T4">(</text:span>Wahr<text:span text:style-name="T8">)</text:span></text:p>
      <text:p text:style-name="P11"/>
      <text:p text:style-name="P11"><text:span text:style-name="T2">Synchrone Übertragung bedeutet viele Pausen zwischen aufeinander folgenden Zeichen. </text:span><text:span text:style-name="T4">(</text:span>Falsch<text:span text:style-name="T8">)</text:span></text:p>
      <text:p text:style-name="P11"/>
      <text:p text:style-name="P11"><text:span text:style-name="T2">Das ARPA-Net wurde am 3.September 1969 als ein Netzwerk mit vier angeschlossenen Knoten eingeführt</text:span> <text:span text:style-name="T8">(</text:span>Wahr<text:span text:style-name="T8">)</text:span></text:p>
      <text:p text:style-name="P11"/>
      <text:p text:style-name="P11"><text:span text:style-name="T2">Welche der folgenden Top Level Domains hat die meisten Mitglieder?</text:span> <text:span text:style-name="T8">(</text:span>.com<text:span text:style-name="T8">)</text:span></text:p>
      <text:p text:style-name="P11"/>
      <text:p text:style-name="P11"><text:span text:style-name="T2">Die maxi. Größe eines IP-Datagramms beträg</text:span><text:span text:style-name="T4">t</text:span> <text:span text:style-name="T8">(</text:span>64 Kbyte<text:span text:style-name="T8">)</text:span></text:p>
      <text:p text:style-name="P11"/>
      <text:p text:style-name="P11"><text:span text:style-name="T2">Welche der folgenden Elemente sind Bestandteile eines IP-Headers? </text:span>Header Checksum</text:p>
      <text:p text:style-name="P11"/>
      <text:p text:style-name="P11"><text:span text:style-name="T2">Destination Adress </text:span>Time to Live / Flags / Type of Service</text:p>
      <text:p text:style-name="P11"/>
      <text:p text:style-name="P11"><text:span text:style-name="T2">Was beinhaltet die Header-Komponente ``Version``?</text:span> Die Version des Internet Protokolls</text:p>
      <text:p text:style-name="P11"/>
      <text:p text:style-name="P11"><text:span text:style-name="T2">Die max. Lebensdauer eines Datagramms beträgt 3 Min &amp; 48 Sek.</text:span> <text:span text:style-name="T8">(</text:span>Falsch<text:span text:style-name="T8">)</text:span></text:p>
      <text:p text:style-name="P11"/>
      <text:p text:style-name="P11"><text:span text:style-name="T2">Was bezeichnet der Begriff ``Padding``? </text:span></text:p>
      <text:p text:style-name="P11">Das Auffüllen eines 32-bit-Options-Wortes mit Nullbytes.</text:p>
      <text:p text:style-name="P11"/>
      <text:p text:style-name="P3">Wann ist das Fragmentieren erforderlich?</text:p>
      <text:p text:style-name="P11">bei Übergängen zw. Netzen unterschiedlicher max. Paketlängen</text:p>
      <text:p text:style-name="P11"/>
      <text:p text:style-name="P3">Was sind die Aufgaben der sogenannte MTU (Maximum Transmisson Unit)?</text:p>
      <text:p text:style-name="P11">gibt die max. Größe eines IP-Datagramms inklusive Header an. Legt die Paketgröße innerhalb eines Netzwerks fest.</text:p>
      <text:p text:style-name="P11"/>
      <text:p text:style-name="P11"><text:span text:style-name="T2">Kreuzen Sie die richtige Aussagen über TTL (Time To Live) an.</text:span></text:p>
      <text:p text:style-name="P11">wird das Paket innerhalb 1 Sekunde weiter geleitet, so wird um 1 dekrementiert.</text:p>
      <text:p text:style-name="P11">Die Zeitdauer wird in Sekunden angegeben.</text:p>
      <text:p text:style-name="P11">Die TTL verhindert ewig kreisende Pakete oder Überlast.</text:p>
      <text:p text:style-name="P11">Liegt das Paket länger als 1 Sekunde beim Router, so wird der Zähler entsprechend erniedrigt.</text:p>
      <text:p text:style-name="P11"/>
      <text:p text:style-name="P3">Wo raus wird beim Zusammensetzen des Orginal-Fragments der Buffer-Identifier berechnet</text:p>
      <text:p text:style-name="P11">Identifier / Quell IP / Ziel IP / Protocol-Feld</text:p>
      <text:p text:style-name="P11"/>
      <text:p text:style-name="P11"><text:span text:style-name="T2">Wofür steht die Abkürzung ``IP``</text:span></text:p>
      <text:p text:style-name="P11">Internet Protokoll</text:p>
      <text:p text:style-name="P11"><text:soft-page-break/><text:span text:style-name="T2">Ein Bit, das mit Hilfe des Internet Protokolls von einem Quell- an einen Ziel- Host gesendet wird, wird Datagramm genannt. </text:span><text:span text:style-name="T4">(</text:span>Richtig<text:span text:style-name="T8">)</text:span></text:p>
      <text:p text:style-name="P11"/>
      <text:p text:style-name="P11"><text:span text:style-name="T2">Welche der folgenden Aufgabe hat das Internet Protokoll nicht? </text:span>Flusskontrolle</text:p>
      <text:p text:style-name="P11"/>
      <text:p text:style-name="P11"><text:span text:style-name="T2">Wie kann die Routing-Struktur des Internet Protokolls bezeichnet werden? </text:span>Redundant</text:p>
      <text:p text:style-name="P11"/>
      <text:p text:style-name="P3">Welche Schichten des OSI- &amp; des DOD-Model ist das Internet Protokoll zugeordnet?</text:p>
      <text:p text:style-name="P11">Netzwerkschicht (OSI) / Internetschicht (DOD)</text:p>
      <text:p text:style-name="P11"/>
      <text:p text:style-name="P11"><text:span text:style-name="T2">Welche der folgenden Aussagen über RFC sind richtig?</text:span></text:p>
      <text:p text:style-name="P11">Das Ziel der RFC ist es, eine bestimmte Postion oder einen Vorschlag öffentlich zu Diskussion zu bringen, damitihn andere Personen kommentieren konnten.</text:p>
      <text:p text:style-name="P11"/>
      <text:p text:style-name="P12"><text:span text:style-name="T2">Welche der folgenden Aussagen sind für das Token Ring Verfahren richtig.</text:span></text:p>
      <text:p text:style-name="P12">Jeder Knoten im ARPA Verfahren ist ein gerechtes Übertragungsverfahren, da im Ring jede Station nach einem Umlauf wieder Senden kann.</text:p>
      <text:p text:style-name="P12">Es können max. 7 Ringe über Brücken verknüpft werden.</text:p>
      <text:p text:style-name="P12"/>
      <text:p text:style-name="P12"><text:span text:style-name="T2">Die Nachrichten sollen in einem seriellen Datenstrom übertragen werden.</text:span> <text:span text:style-name="T9">(</text:span>Falsch<text:span text:style-name="T9">)</text:span></text:p>
      <text:p text:style-name="P12"/>
      <text:p text:style-name="P12"><text:span text:style-name="T2">Die horizontale Kommunikation dient der Abwicklung von Dienstleistungen. </text:span><text:span text:style-name="T5">(</text:span>Falsch<text:span text:style-name="T9">)</text:span></text:p>
      <text:p text:style-name="P12"/>
      <text:p text:style-name="P12"><text:span text:style-name="T2">Die vertikale Kommunikation dient der Abwicklung von Dienstleistungen</text:span> <text:span text:style-name="T9">(</text:span>Wahr<text:span text:style-name="T9">)</text:span></text:p>
      <text:p text:style-name="P12"/>
      <text:p text:style-name="P12"><text:span text:style-name="T2">Die Version 4.2. des Berkeley Software Distribution (BSD) genannten UNIX (1984) hatte die Software.… </text:span>zur Verwendung von TCP / IP bereits eingebaut.</text:p>
      <text:p text:style-name="P12"/>
      <text:p text:style-name="P4">Welche der folgenden Aussagen sind für das Ethernet richtig.</text:p>
      <text:p text:style-name="Standard">Die maximale Geschwindigkeit beim Ethernet über Koaxialkabel beträgt 10 MBit/s.</text:p>
      <text:p text:style-name="Standard">Das Ethernet arbeitet mit stadartisierten Geschwindigkeiten bis zu 10 GBit/s.</text:p>
      <text:p text:style-name="Standard">Die Logical Link Layer bietet eine Schnittstelle zu unterschiediche Architektur an.</text:p>
      <text:p text:style-name="P12">Eine Ethernet Netzwerkkarte ist in allen Nertzwerkarchitektur gleich.</text:p>
      <text:p text:style-name="P12"/>
      <text:p text:style-name="P12"><text:span text:style-name="T2">Welche der folgenden Aussagen zu Schichten Modellen sind richtig</text:span></text:p>
      <text:p text:style-name="P12">Jede Schicht kann entweder Dienste zu Verfügung stellen oder Dienste anfordern.</text:p>
      <text:p text:style-name="P12"><text:span text:style-name="T9">J</text:span>ede Schicht hat mind. Ein Kommunikationsprotokoll, das mit der gleichen Schicht in einem anderen Rechner kommunitiert.</text:p>
      <text:p text:style-name="P12"/>
      <text:p text:style-name="P4">Aufgabe der Darstellungsschicht</text:p>
      <text:p text:style-name="P12"><text:span text:style-name="T9">Es </text:span>sorgt für die konkrete Syntax und Semantik der übertragenen Informationen und die Übersetzung der Darstellungen von einem Computertyp zu einem andere</text:p>
      <text:p text:style-name="P12"/>
      <text:p text:style-name="P12"><text:span text:style-name="T2">FTP:</text:span> <text:s text:c="2"/>File Transfer Protocol</text:p>
      <text:p text:style-name="P12"><text:span text:style-name="T2">TCP: <text:s text:c="2"/></text:span>Transmission Control Protocol</text:p>
      <text:p text:style-name="P12"><text:span text:style-name="T2">FTAM:</text:span> <text:s text:c="2"/>File Transfer Access and Manipulation</text:p>
      <text:p text:style-name="P12"><text:span text:style-name="T2">JTM:</text:span> <text:s text:c="2"/>Job Transfer and Management</text:p>
      <text:p text:style-name="P12"><text:span text:style-name="T2">VT:</text:span> <text:s text:c="2"/>Virtual Terminal</text:p>
      <text:p text:style-name="P12"><text:span text:style-name="T2">DS:</text:span> <text:s text:c="2"/>Directory Service</text:p>
      <text:p text:style-name="P12"><text:span text:style-name="T2">UDP:</text:span> <text:s text:c="2"/>User Datagram Protocol</text:p>
      <text:p text:style-name="P12"><text:span text:style-name="T2">MHS:</text:span> <text:s text:c="2"/>Message Handling System</text:p>
      <text:p text:style-name="P12"><text:span text:style-name="T2">CASE/SASE:</text:span> <text:s text:c="2"/>Common Application Service Element, Spezific ASE</text:p>
      <text:p text:style-name="P13"><text:soft-page-break/><text:span text:style-name="T2">Internet Eigenschaften.</text:span> Paketorientierte Datenübertragung / 80% der Programme laufen in einer Client-Server-Architektur ab.</text:p>
      <text:p text:style-name="P13"/>
      <text:p text:style-name="P14"><text:span text:style-name="T2">ARPA-net am 3. September 1969 als ein Netzwerk mit vier angeschlossenen Knoten eingeführt <text:s/></text:span>(Wahr)</text:p>
      <text:p text:style-name="P14"/>
      <text:p text:style-name="P5">Welche Aussagen über einen Hub richtig.</text:p>
      <text:p text:style-name="P15">Es ist ein multiport Repeater. Leitet die Ethernetframes an alle angeschlossenen Rechner weiter.</text:p>
      <text:p text:style-name="P15"/>
      <text:p text:style-name="P6">Welche Subnetzmasken sind für konfiguration moglich 132.22.0.0 ist Netzadresse. Sie sollen 1000 Rechner pro Subnetz adressieren. Es sollen 9 Subnetze adressiert werden.</text:p>
      <text:p text:style-name="P16">255.255.252.0 <text:s/>/ <text:s/>255.255.248.0 <text:s/>/ <text:s/>255.255.240.0</text:p>
      <text:p text:style-name="P16"/>
      <text:p text:style-name="P7">Welche Subnetzmasken sind für konfiguration moglich 13<text:span text:style-name="T10">5</text:span>.<text:span text:style-name="T10">56</text:span>.0.0 ist Netzadresse. Sie sollen <text:span text:style-name="T10">600</text:span> Rechner pro Subnetz adressieren. Es sollen <text:span text:style-name="T10">18</text:span> Subnetze adressiert werden.</text:p>
      <text:p text:style-name="P17">255.255.252.0 <text:s/>/ <text:s/>255.255.248.0 <text:s/></text:p>
      <text:p text:style-name="P16"/>
      <text:p text:style-name="P7">Welche Subnetzmasken sind für konfiguration moglich <text:span text:style-name="T10">201.115.56.0</text:span> ist Netzadresse. Sie sollen <text:span text:style-name="T10">21</text:span> Rechner pro Subnetz adressieren. Es sollen <text:span text:style-name="T10">6</text:span> Subnetze adressiert werden.</text:p>
      <text:p text:style-name="P17">255.255.<text:span text:style-name="T10">255.224</text:span></text:p>
      <text:p text:style-name="P17"/>
      <text:p text:style-name="P7">Welche Subnetzmasken sind für konfiguration moglich <text:span text:style-name="T10">201.111.56.0</text:span> ist Netzadresse. Sie sollen <text:span text:style-name="T10">11</text:span> Rechner pro Subnetz adressieren. Es sollen <text:span text:style-name="T10">9</text:span> Subnetze adressiert werden.</text:p>
      <text:p text:style-name="P17">255.255.<text:span text:style-name="T10">255.240</text:span></text:p>
      <text:p text:style-name="P17"/>
      <text:p text:style-name="P8">Gegeben Netzwerk 140.1.0.0 mit Subnetzmaske 255.255.248.0 Welche folgende IP Adressen sind im Internet als Adressierung <text:span text:style-name="T1">nicht</text:span> möglich</text:p>
      <text:p text:style-name="P18">140.1.15.255 <text:s/>/ <text:s/>140.1.16.0</text:p>
      <text:p text:style-name="P18"/>
      <text:p text:style-name="P8">Gegeben Netzwerk 140.1.0.0 mit Subnetzmaske 255.255.252.0 Welche folgende IP Adressen sind im Internet als Adressierung <text:span text:style-name="T1">nicht</text:span> möglich</text:p>
      <text:p text:style-name="P18">140.1.35.255 <text:s/>/ <text:s/>140.1.36.0</text:p>
      <text:p text:style-name="P18"/>
      <text:p text:style-name="P18"><text:span text:style-name="T2">Topologie ist eine Anordnung von Knoten zu Kanten.</text:span> (wah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ymbols" svg:font-family="'Noto Sans Symbols', sans-serif"/>
    <style:font-face style:name="OpenSymbol" svg:font-family="OpenSymbol" style:font-charset="x-symbol"/>
    <style:font-face style:name="Times New Roman"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7-26T19:26:25.081000000</meta:creation-date>
    <dc:date>2023-07-26T21:10:34.831000000</dc:date>
    <meta:editing-duration>PT20M27S</meta:editing-duration>
    <meta:editing-cycles>3</meta:editing-cycles>
    <meta:generator>LibreOffice/7.3.4.2$Windows_X86_64 LibreOffice_project/728fec16bd5f605073805c3c9e7c4212a0120dc5</meta:generator>
    <meta:document-statistic meta:table-count="0" meta:image-count="0" meta:object-count="0" meta:page-count="8" meta:paragraph-count="267" meta:word-count="1931" meta:character-count="14156" meta:non-whitespace-character-count="12452"/>
  </office:meta>
</office:document-meta>
</file>